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5cm" fo:min-width="6.7cm"/>
    </style:style>
    <style:style style:name="gr2" style:family="graphic" style:parent-style-name="standard">
      <style:graphic-properties draw:textarea-horizontal-align="justify" draw:textarea-vertical-align="middle" draw:auto-grow-height="false" fo:min-height="4.25cm" fo:min-width="7.5cm"/>
    </style:style>
    <style:style style:name="gr3" style:family="graphic" style:parent-style-name="standard">
      <style:graphic-properties draw:textarea-horizontal-align="justify" draw:textarea-vertical-align="middle" draw:auto-grow-height="false" fo:min-height="3.95cm" fo:min-width="20.2cm"/>
    </style:style>
    <style:style style:name="gr4" style:family="graphic" style:parent-style-name="objectwithoutfill">
      <style:graphic-properties draw:marker-end="Arrow" draw:marker-end-width="0.3cm" draw:fill="none" draw:textarea-vertical-align="to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1.4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45cm"/>
    </style:style>
    <style:style style:name="P1" style:family="paragraph">
      <style:paragraph-properties fo:margin-left="0.3cm" fo:margin-right="0cm" fo:text-align="start" fo:text-indent="0cm"/>
    </style:style>
    <style:style style:name="P2" style:family="paragraph">
      <style:paragraph-properties fo:margin-left="0.2cm" fo:margin-right="0cm" fo:text-align="start" fo:text-indent="0cm"/>
    </style:style>
    <style:style style:name="P3" style:family="paragraph">
      <style:paragraph-properties fo:margin-left="5.2cm" fo:margin-right="0cm" fo:text-align="start" fo:text-indent="0cm"/>
    </style:style>
    <style:style style:name="P4" style:family="paragraph">
      <loext:graphic-properties draw:fill="none"/>
      <style:paragraph-properties fo:margin-top="0.1cm" fo:margin-bottom="0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2cm" svg:height="4.6cm" svg:x="3.9cm" svg:y="4.2cm">
          <text:p text:style-name="P1">Ceph-MGR</text:p>
          <text:p text:style-name="P1"/>
          <text:list text:style-name="L1">
            <text:list-item>
              <text:p text:style-name="P1">mgr/cephadm</text:p>
            </text:list-item>
            <text:list-item>
              <text:p text:style-name="P1">Orchestration</text:p>
            </text:list-item>
            <text:list-item>
              <text:p text:style-name="P1">ssh connection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4.5cm" svg:x="16.6cm" svg:y="4.3cm">
          <text:p text:style-name="P2">cephadm tool</text:p>
          <text:p text:style-name="P2"/>
          <text:list text:style-name="L1">
            <text:list-item>
              <text:p text:style-name="P2">Deploys containers</text:p>
            </text:list-item>
            <text:list-item>
              <text:p text:style-name="P2">Deploys systemd unit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0.7cm" svg:height="4.2cm" svg:x="3.9cm" svg:y="10.2cm">
          <text:p text:style-name="P3">ceph-bootstrap &amp; ceph-salt-formula</text:p>
          <text:p text:style-name="P3"/>
          <text:list text:style-name="L1">
            <text:list-item>
              <text:p text:style-name="P3">RPM installations</text:p>
            </text:list-item>
            <text:list-item>
              <text:p text:style-name="P3">chrony, tuned</text:p>
            </text:list-item>
            <text:list-item>
              <text:p text:style-name="P3">bootstrapping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6cm" svg:y1="5.2cm" svg:x2="11.1cm" svg:y2="5.2cm">
          <text:p/>
        </draw:line>
        <draw:line draw:style-name="gr5" draw:text-style-name="P6" draw:layer="layout" svg:x1="11.1cm" svg:y1="7.2cm" svg:x2="16.6cm" svg:y2="7.2cm">
          <text:p text:style-name="P5">ssh to <text:line-break/>remote hosts</text:p>
        </draw:line>
        <draw:line draw:style-name="gr5" draw:text-style-name="P6" draw:layer="layout" svg:x1="7.3cm" svg:y1="10.2cm" svg:x2="7.3cm" svg:y2="8.9cm">
          <text:p text:style-name="P5"/>
        </draw:line>
        <draw:frame draw:style-name="gr6" draw:text-style-name="P7" draw:layer="layout" svg:width="7.551cm" svg:height="0.963cm" svg:x="7.149cm" svg:y="9.137cm">
          <draw:text-box>
            <text:p>Configure (e.g. ssh keys)</text:p>
          </draw:text-box>
        </draw:frame>
        <draw:frame draw:style-name="gr7" draw:text-style-name="P6" draw:layer="layout" svg:width="5cm" svg:height="1.7cm" svg:x="11.6cm" svg:y="4.4cm">
          <draw:text-box>
            <text:p text:style-name="P5">Deploys</text:p>
            <text:p text:style-name="P5">Ceph daemons</text:p>
          </draw:text-box>
        </draw:frame>
        <draw:line draw:style-name="gr8" draw:text-style-name="P6" draw:layer="layout" svg:x1="20.1cm" svg:y1="10.2cm" svg:x2="20.1cm" svg:y2="8.9cm">
          <text:p/>
        </draw:line>
        <draw:frame draw:style-name="gr9" draw:text-style-name="P7" draw:layer="layout" svg:width="3.8cm" svg:height="0.962cm" svg:x="20cm" svg:y="9.2cm">
          <draw:text-box>
            <text:p>bootstra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4T11:36:36.288650994</meta:creation-date>
    <dc:date>2020-02-05T14:48:38.065312312</dc:date>
    <meta:editing-duration>PT13M35S</meta:editing-duration>
    <meta:editing-cycles>3</meta:editing-cycles>
    <meta:generator>LibreOffice/6.0.7.3$Linux_X86_64 LibreOffice_project/00m0$Build-3</meta:generator>
    <meta:document-statistic meta:object-count="10"/>
  </office:meta>
</office:document-meta>
</file>